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32"/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32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133">
      <style:table-cell-properties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949.24pt" svg:y="190.32pt">
            <draw:object draw:notify-on-update-of-ranges="Sheet1.P7:Sheet1.P10 Sheet1.Q6:Sheet1.Q6 Sheet1.Q7:Sheet1.Q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Unmod Mediato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851" calcext:value-type="float">
            <text:p>385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.3" calcext:value-type="float">
            <text:p>61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8" calcext:value-type="float">
            <text:p>41.8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723" calcext:value-type="float">
            <text:p>372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3.4" calcext:value-type="float">
            <text:p>63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3.3" calcext:value-type="float">
            <text:p>43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859" calcext:value-type="float">
            <text:p>385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.2" calcext:value-type="float">
            <text:p>61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7" calcext:value-type="float">
            <text:p>41.7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986" calcext:value-type="float">
            <text:p>398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9.3" calcext:value-type="float">
            <text:p>59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1" calcext:value-type="float">
            <text:p>18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0.4" calcext:value-type="float">
            <text:p>40.4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889" calcext:value-type="float">
            <text:p>388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0.7" calcext:value-type="float">
            <text:p>60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4" calcext:value-type="float">
            <text:p>41.4</text:p>
          </table:table-cell>
          <table:table-cell office:value-type="string" calcext:value-type="string">
            <text:p>mph</text:p>
          </table:table-cell>
          <table:table-cell/>
          <table:table-cell table:style-name="ce3" office:value-type="string" calcext:value-type="string">
            <text:p>Mods</text:p>
          </table:table-cell>
          <table:table-cell table:style-name="ce5" office:value-type="string" calcext:value-type="string">
            <text:p>Velocity (fps)</text:p>
          </table:table-cell>
          <table:table-cell table:style-name="ce5" office:value-type="string" calcext:value-type="string">
            <text:p>% increase vs. stock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770" calcext:value-type="float">
            <text:p>377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2.7" calcext:value-type="float">
            <text:p>62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2.7" calcext:value-type="float">
            <text:p>42.7</text:p>
          </table:table-cell>
          <table:table-cell office:value-type="string" calcext:value-type="string">
            <text:p>mph</text:p>
          </table:table-cell>
          <table:table-cell/>
          <table:table-cell table:style-name="ce4" office:value-type="string" calcext:value-type="string">
            <text:p>Stock</text:p>
          </table:table-cell>
          <table:table-cell table:style-name="ce6" office:value-type="float" office:value="60.4" calcext:value-type="float">
            <text:p>60.4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number-columns-repeated="6"/>
          <table:table-cell table:style-name="ce1" table:formula="of:=AVERAGE([.G2:.G7])" office:value-type="float" office:value="61.4333333333333" calcext:value-type="float">
            <text:p>61.4</text:p>
          </table:table-cell>
          <table:table-cell table:number-columns-repeated="8"/>
          <table:table-cell table:style-name="ce4" office:value-type="string" calcext:value-type="string">
            <text:p>AR Removed</text:p>
          </table:table-cell>
          <table:table-cell table:style-name="ce6" office:value-type="float" office:value="72.95" calcext:value-type="float">
            <text:p>73.0</text:p>
          </table:table-cell>
          <table:table-cell table:style-name="ce9" table:formula="of:=([.Q8]-[.Q7])/60.4" office:value-type="percentage" office:value="0.207781456953642" calcext:value-type="percentage">
            <text:p>20.8%</text:p>
          </table:table-cell>
        </table:table-row>
        <table:table-row table:style-name="ro1">
          <table:table-cell office:value-type="string" calcext:value-type="string">
            <text:p>Lubed</text:p>
          </table:table-cell>
          <table:table-cell table:number-columns-repeated="14"/>
          <table:table-cell table:style-name="ce4" office:value-type="string" calcext:value-type="string">
            <text:p>7Kg Spring</text:p>
          </table:table-cell>
          <table:table-cell table:style-name="ce6" office:value-type="float" office:value="76.4" calcext:value-type="float">
            <text:p>76.4</text:p>
          </table:table-cell>
          <table:table-cell table:style-name="ce9" table:formula="of:=([.Q9]-[.Q$7])/60.4" office:value-type="percentage" office:value="0.264900662251656" calcext:value-type="percentage">
            <text:p>26.5%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4157" calcext:value-type="float">
            <text:p>4157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6.8" calcext:value-type="float">
            <text:p>56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3" calcext:value-type="float">
            <text:p>17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8.7" calcext:value-type="float">
            <text:p>38.7</text:p>
          </table:table-cell>
          <table:table-cell office:value-type="string" calcext:value-type="string">
            <text:p>mph</text:p>
          </table:table-cell>
          <table:table-cell/>
          <table:table-cell table:style-name="ce4" office:value-type="string" calcext:value-type="string">
            <text:p>AR + spring</text:p>
          </table:table-cell>
          <table:table-cell table:style-name="ce7" office:value-type="float" office:value="107.6" calcext:value-type="float">
            <text:p>108</text:p>
          </table:table-cell>
          <table:table-cell table:style-name="ce9" table:formula="of:=([.Q10]-[.Q$7])/60.4" office:value-type="percentage" office:value="0.781456953642384" calcext:value-type="percentage">
            <text:p>78.1%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888" calcext:value-type="float">
            <text:p>388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0.8" calcext:value-type="float">
            <text:p>60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4" calcext:value-type="float">
            <text:p>41.4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860" calcext:value-type="float">
            <text:p>386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.2" calcext:value-type="float">
            <text:p>61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7" calcext:value-type="float">
            <text:p>41.7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876" calcext:value-type="float">
            <text:p>387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0.9" calcext:value-type="float">
            <text:p>60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6" calcext:value-type="float">
            <text:p>41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4054" calcext:value-type="float">
            <text:p>405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8.3" calcext:value-type="float">
            <text:p>58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9.7" calcext:value-type="float">
            <text:p>39.7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868" calcext:value-type="float">
            <text:p>386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.1" calcext:value-type="float">
            <text:p>61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6" calcext:value-type="float">
            <text:p>41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11:.G15])" office:value-type="float" office:value="60.46" calcext:value-type="float">
            <text:p>60.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avy plung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4338" calcext:value-type="float">
            <text:p>433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6" calcext:value-type="float">
            <text:p>16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1" calcext:value-type="float">
            <text:p>37.1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1691045" calcext:value-type="float">
            <text:p>169104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1</text:p>
          </table:table-cell>
          <table:table-cell/>
          <table:table-cell office:value-type="float" office:value="1695559" calcext:value-type="float">
            <text:p>169555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2</text:p>
          </table:table-cell>
          <table:table-cell/>
          <table:table-cell office:value-type="float" office:value="4294" calcext:value-type="float">
            <text:p>429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8" calcext:value-type="float">
            <text:p>16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3</text:p>
          </table:table-cell>
          <table:table-cell/>
          <table:table-cell office:value-type="float" office:value="4006" calcext:value-type="float">
            <text:p>400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0.2" calcext:value-type="float">
            <text:p>40.2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4</text:p>
          </table:table-cell>
          <table:table-cell/>
          <table:table-cell office:value-type="float" office:value="3975" calcext:value-type="float">
            <text:p>397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9.4" calcext:value-type="float">
            <text:p>59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1" calcext:value-type="float">
            <text:p>18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5</text:p>
          </table:table-cell>
          <table:table-cell/>
          <table:table-cell office:value-type="float" office:value="4184" calcext:value-type="float">
            <text:p>418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2" calcext:value-type="float">
            <text:p>17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R remov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078" calcext:value-type="float">
            <text:p>307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6.7" calcext:value-type="float">
            <text:p>76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3" calcext:value-type="float">
            <text:p>52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436" calcext:value-type="float">
            <text:p>34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8.7" calcext:value-type="float">
            <text:p>68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9" calcext:value-type="float">
            <text:p>46.9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248" calcext:value-type="float">
            <text:p>324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.7" calcext:value-type="float">
            <text:p>72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2" calcext:value-type="float">
            <text:p>22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6" calcext:value-type="float">
            <text:p>49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150" calcext:value-type="float">
            <text:p>315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1" calcext:value-type="float">
            <text:p>51.1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430" calcext:value-type="float">
            <text:p>343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8.9" calcext:value-type="float">
            <text:p>68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121" calcext:value-type="float">
            <text:p>312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7" calcext:value-type="float">
            <text:p>75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1" calcext:value-type="float">
            <text:p>23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6" calcext:value-type="float">
            <text:p>51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27:.G32])" office:value-type="float" office:value="72.95" calcext:value-type="float">
            <text:p>72.95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7kg spr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182" calcext:value-type="float">
            <text:p>318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4.2" calcext:value-type="float">
            <text:p>74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6" calcext:value-type="float">
            <text:p>22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6" calcext:value-type="float">
            <text:p>50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104" calcext:value-type="float">
            <text:p>310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6.1" calcext:value-type="float">
            <text:p>76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2" calcext:value-type="float">
            <text:p>23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9" calcext:value-type="float">
            <text:p>51.9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2750" calcext:value-type="float">
            <text:p>275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6.2" calcext:value-type="float">
            <text:p>26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8.6" calcext:value-type="float">
            <text:p>58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117" calcext:value-type="float">
            <text:p>3117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8" calcext:value-type="float">
            <text:p>75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1" calcext:value-type="float">
            <text:p>23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7" calcext:value-type="float">
            <text:p>51.7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259" calcext:value-type="float">
            <text:p>325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1" calcext:value-type="float">
            <text:p>22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4" calcext:value-type="float">
            <text:p>49.4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191" calcext:value-type="float">
            <text:p>319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6" calcext:value-type="float">
            <text:p>22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36:.G41])" office:value-type="float" office:value="76.4166666666667" calcext:value-type="float">
            <text:p>76.4166666666667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R + Plung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169" calcext:value-type="float">
            <text:p>316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7" calcext:value-type="float">
            <text:p>22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8" calcext:value-type="float">
            <text:p>50.8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335" calcext:value-type="float">
            <text:p>333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0.8" calcext:value-type="float">
            <text:p>70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8.3" calcext:value-type="float">
            <text:p>48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283" calcext:value-type="float">
            <text:p>328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9" calcext:value-type="float">
            <text:p>21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1" calcext:value-type="float">
            <text:p>49.1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390" calcext:value-type="float">
            <text:p>339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.7" calcext:value-type="float">
            <text:p>69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404" calcext:value-type="float">
            <text:p>340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.4" calcext:value-type="float">
            <text:p>69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3" calcext:value-type="float">
            <text:p>47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368" calcext:value-type="float">
            <text:p>336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0.1" calcext:value-type="float">
            <text:p>70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8" calcext:value-type="float">
            <text:p>47.8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45:.G50])" office:value-type="float" office:value="71.0833333333333" calcext:value-type="float">
            <text:p>71.0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 + spr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2371" calcext:value-type="float">
            <text:p>237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99.6" calcext:value-type="float">
            <text:p>99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0.4" calcext:value-type="float">
            <text:p>30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7.9" calcext:value-type="float">
            <text:p>67.9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2315" calcext:value-type="float">
            <text:p>231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1.1" calcext:value-type="float">
            <text:p>31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9.6" calcext:value-type="float">
            <text:p>69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17.3" calcext:value-type="float">
            <text:p>117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5.7" calcext:value-type="float">
            <text:p>35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2196" calcext:value-type="float">
            <text:p>219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7.6" calcext:value-type="float">
            <text:p>107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2.8" calcext:value-type="float">
            <text:p>32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3.3" calcext:value-type="float">
            <text:p>73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2111" calcext:value-type="float">
            <text:p>211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11.9" calcext:value-type="float">
            <text:p>111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6.3" calcext:value-type="float">
            <text:p>76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2195" calcext:value-type="float">
            <text:p>219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7.6" calcext:value-type="float">
            <text:p>107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2.8" calcext:value-type="float">
            <text:p>32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53:.G58])" office:value-type="float" office:value="107.666666666667" calcext:value-type="float">
            <text:p>107.666666666667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R Plunger Spr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2613" calcext:value-type="float">
            <text:p>261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90.4" calcext:value-type="float">
            <text:p>90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1.6" calcext:value-type="float">
            <text:p>61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2.7" calcext:value-type="float">
            <text:p>102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1.3" calcext:value-type="float">
            <text:p>31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4.8" calcext:value-type="float">
            <text:p>104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1.5" calcext:value-type="float">
            <text:p>71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2315" calcext:value-type="float">
            <text:p>231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1.1" calcext:value-type="float">
            <text:p>31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9.6" calcext:value-type="float">
            <text:p>69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2291" calcext:value-type="float">
            <text:p>229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3.1" calcext:value-type="float">
            <text:p>103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1.4" calcext:value-type="float">
            <text:p>31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0.3" calcext:value-type="float">
            <text:p>70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2580" calcext:value-type="float">
            <text:p>258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91.6" calcext:value-type="float">
            <text:p>91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7.9" calcext:value-type="float">
            <text:p>27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2.4" calcext:value-type="float">
            <text:p>62.4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62:.G67])" office:value-type="float" office:value="99.1" calcext:value-type="float">
            <text:p>99.1</text:p>
          </table:table-cell>
          <table:table-cell table:number-columns-repeated="11"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EAT Stoc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4409" calcext:value-type="float">
            <text:p>440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3.6" calcext:value-type="float">
            <text:p>53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3" calcext:value-type="float">
            <text:p>16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4623" calcext:value-type="float">
            <text:p>462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1.1" calcext:value-type="float">
            <text:p>51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4.8" calcext:value-type="float">
            <text:p>34.8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4332" calcext:value-type="float">
            <text:p>433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6" calcext:value-type="float">
            <text:p>16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2" calcext:value-type="float">
            <text:p>37.2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4474" calcext:value-type="float">
            <text:p>447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2.8" calcext:value-type="float">
            <text:p>52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4246" calcext:value-type="float">
            <text:p>424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5.6" calcext:value-type="float">
            <text:p>55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9" calcext:value-type="float">
            <text:p>37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8</text:p>
          </table:table-cell>
          <table:table-cell/>
          <table:table-cell office:value-type="float" office:value="4572" calcext:value-type="float">
            <text:p>457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1.7" calcext:value-type="float">
            <text:p>51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5.7" calcext:value-type="float">
            <text:p>15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5.2" calcext:value-type="float">
            <text:p>35.2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0.2" calcext:value-type="float">
            <text:p>40.2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4513" calcext:value-type="float">
            <text:p>451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2.3" calcext:value-type="float">
            <text:p>52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5.7" calcext:value-type="float">
            <text:p>35.7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1</text:p>
          </table:table-cell>
          <table:table-cell/>
          <table:table-cell office:value-type="float" office:value="4315" calcext:value-type="float">
            <text:p>431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4.7" calcext:value-type="float">
            <text:p>54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7" calcext:value-type="float">
            <text:p>16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3" calcext:value-type="float">
            <text:p>37.3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2</text:p>
          </table:table-cell>
          <table:table-cell/>
          <table:table-cell office:value-type="float" office:value="4149" calcext:value-type="float">
            <text:p>414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6.9" calcext:value-type="float">
            <text:p>56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8.8" calcext:value-type="float">
            <text:p>38.8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table:number-columns-repeated="6"/>
          <table:table-cell table:formula="of:=AVERAGE([.G2:.G11])" office:value-type="float" office:value="54.22" calcext:value-type="float">
            <text:p>54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ker 5Kg spr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012" calcext:value-type="float">
            <text:p>301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4" calcext:value-type="float">
            <text:p>78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2917" calcext:value-type="float">
            <text:p>2917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4.7" calcext:value-type="float">
            <text:p>24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5.2" calcext:value-type="float">
            <text:p>55.2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291" calcext:value-type="float">
            <text:p>329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1.8" calcext:value-type="float">
            <text:p>71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9" calcext:value-type="float">
            <text:p>21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8.9" calcext:value-type="float">
            <text:p>48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2769" calcext:value-type="float">
            <text:p>276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5.3" calcext:value-type="float">
            <text:p>85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8.2" calcext:value-type="float">
            <text:p>58.2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2980" calcext:value-type="float">
            <text:p>298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9.3" calcext:value-type="float">
            <text:p>79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4.2" calcext:value-type="float">
            <text:p>24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046" calcext:value-type="float">
            <text:p>304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.6" calcext:value-type="float">
            <text:p>77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6" calcext:value-type="float">
            <text:p>23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9" calcext:value-type="float">
            <text:p>52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7</text:p>
          </table:table-cell>
          <table:table-cell/>
          <table:table-cell office:value-type="float" office:value="3205" calcext:value-type="float">
            <text:p>320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3.7" calcext:value-type="float">
            <text:p>73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3" calcext:value-type="float">
            <text:p>50.3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8</text:p>
          </table:table-cell>
          <table:table-cell/>
          <table:table-cell office:value-type="float" office:value="3011" calcext:value-type="float">
            <text:p>301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3164" calcext:value-type="float">
            <text:p>316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4.7" calcext:value-type="float">
            <text:p>74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8" calcext:value-type="float">
            <text:p>22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9" calcext:value-type="float">
            <text:p>50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2892" calcext:value-type="float">
            <text:p>289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1.7" calcext:value-type="float">
            <text:p>81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4.9" calcext:value-type="float">
            <text:p>24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5.7" calcext:value-type="float">
            <text:p>55.7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table:number-columns-repeated="6"/>
          <table:table-cell table:formula="of:=AVERAGE([.G14:.G23])" office:value-type="float" office:value="78.2" calcext:value-type="float">
            <text:p>78.2</text:p>
          </table:table-cell>
          <table:table-cell table:formula="of:=([.G24]-[.G12])/[.G12]" office:value-type="float" office:value="0.442272224271487" calcext:value-type="float">
            <text:p>0.442272224271487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Hammershot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Ne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3216" calcext:value-type="float">
            <text:p>321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5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1" calcext:value-type="float">
            <text:p>50.1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3536" calcext:value-type="float">
            <text:p>35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6.8" calcext:value-type="float">
            <text:p>66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4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1</text:p>
          </table:table-cell>
          <table:table-cell/>
          <table:table-cell office:value-type="float" office:value="3448" calcext:value-type="float">
            <text:p>344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3.9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0.9" calcext:value-type="float">
            <text:p>20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7" calcext:value-type="float">
            <text:p>46.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2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1.6" calcext:value-type="float">
            <text:p>71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3.7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.8" calcext:value-type="float">
            <text:p>21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8.8" calcext:value-type="float">
            <text:p>48.8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3</text:p>
          </table:table-cell>
          <table:table-cell/>
          <table:table-cell office:value-type="float" office:value="3424" calcext:value-type="float">
            <text:p>342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3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4:.G8])" office:value-type="float" office:value="69.88" calcext:value-type="float">
            <text:p>69.88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Disrupto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2764" calcext:value-type="float">
            <text:p>276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5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8.3" calcext:value-type="float">
            <text:p>58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004" calcext:value-type="float">
            <text:p>300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6" calcext:value-type="float">
            <text:p>78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1.9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6" calcext:value-type="float">
            <text:p>53.6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036" calcext:value-type="float">
            <text:p>30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.8" calcext:value-type="float">
            <text:p>77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0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2860" calcext:value-type="float">
            <text:p>286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2.6" calcext:value-type="float">
            <text:p>82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1.0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6.3" calcext:value-type="float">
            <text:p>56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2864" calcext:value-type="float">
            <text:p>286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1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5.1" calcext:value-type="float">
            <text:p>25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6.2" calcext:value-type="float">
            <text:p>56.2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12:.G16])" office:value-type="float" office:value="81.4" calcext:value-type="float">
            <text:p>81.4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yan Strongarm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008" calcext:value-type="float">
            <text:p>300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8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2872" calcext:value-type="float">
            <text:p>287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2.2" calcext:value-type="float">
            <text:p>82.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0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5.1" calcext:value-type="float">
            <text:p>25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6.1" calcext:value-type="float">
            <text:p>56.1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068" calcext:value-type="float">
            <text:p>306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9.2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232" calcext:value-type="float">
            <text:p>323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3.1" calcext:value-type="float">
            <text:p>73.1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7.6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3" calcext:value-type="float">
            <text:p>22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8" calcext:value-type="float">
            <text:p>49.8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2944" calcext:value-type="float">
            <text:p>294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0.2" calcext:value-type="float">
            <text:p>80.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8.1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4.7" calcext:value-type="float">
            <text:p>54.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2972" calcext:value-type="float">
            <text:p>297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8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.2" calcext:value-type="float">
            <text:p>24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4.2" calcext:value-type="float">
            <text:p>54.2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21:.G25])" office:value-type="float" office:value="78.4" calcext:value-type="float">
            <text:p>78.4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hriftstore 5x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268" calcext:value-type="float">
            <text:p>326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.3" calcext:value-type="float">
            <text:p>72.3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2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3" calcext:value-type="float">
            <text:p>49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916" calcext:value-type="float">
            <text:p>391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0.3" calcext:value-type="float">
            <text:p>60.3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5.8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18.4" calcext:value-type="float">
            <text:p>18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1" calcext:value-type="float">
            <text:p>41.1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336" calcext:value-type="float">
            <text:p>33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0.8" calcext:value-type="float">
            <text:p>70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7.4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8.3" calcext:value-type="float">
            <text:p>48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2.4" calcext:value-type="float">
            <text:p>62.4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6.0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760" calcext:value-type="float">
            <text:p>376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2.8" calcext:value-type="float">
            <text:p>62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5.4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2.8" calcext:value-type="float">
            <text:p>42.8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29:.G33])" office:value-type="float" office:value="65.72" calcext:value-type="float">
            <text:p>65.72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hriftstore Strongarm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144" calcext:value-type="float">
            <text:p>314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1" calcext:value-type="float">
            <text:p>75.1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5.1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2" calcext:value-type="float">
            <text:p>51.2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7" calcext:value-type="float">
            <text:p>78.7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6.9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7" calcext:value-type="float">
            <text:p>53.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124" calcext:value-type="float">
            <text:p>312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6" calcext:value-type="float">
            <text:p>75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6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6" calcext:value-type="float">
            <text:p>51.6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336" calcext:value-type="float">
            <text:p>33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0.8" calcext:value-type="float">
            <text:p>70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5.0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8.3" calcext:value-type="float">
            <text:p>48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060" calcext:value-type="float">
            <text:p>306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.2" calcext:value-type="float">
            <text:p>77.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5.4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6" calcext:value-type="float">
            <text:p>52.6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6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.8" calcext:value-type="float">
            <text:p>24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38:.G42])" office:value-type="float" office:value="76.76" calcext:value-type="float">
            <text:p>76.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sruptor post remov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164" calcext:value-type="float">
            <text:p>316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4.7" calcext:value-type="float">
            <text:p>74.7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4.7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8" calcext:value-type="float">
            <text:p>22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9" calcext:value-type="float">
            <text:p>50.9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056" calcext:value-type="float">
            <text:p>305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.3" calcext:value-type="float">
            <text:p>77.3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6.0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6" calcext:value-type="float">
            <text:p>23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7" calcext:value-type="float">
            <text:p>52.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280" calcext:value-type="float">
            <text:p>328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4.6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1" calcext:value-type="float">
            <text:p>49.1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140" calcext:value-type="float">
            <text:p>314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2" calcext:value-type="float">
            <text:p>75.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4.8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3" calcext:value-type="float">
            <text:p>51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752" calcext:value-type="float">
            <text:p>375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2.1</text:p>
          </table:table-cell>
          <table:table-cell office:value-type="string" calcext:value-type="string">
            <text:p>fps)</text:p>
          </table:table-cell>
          <table:table-cell/>
          <table:table-cell office:value-type="string" calcext:value-type="string">
            <text:p>1⸮Nerf</text:p>
          </table:table-cell>
          <table:table-cell office:value-type="string" calcext:value-type="string">
            <text:p>Chronos,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shot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396" calcext:value-type="float">
            <text:p>339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.6" calcext:value-type="float">
            <text:p>69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9.6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4" calcext:value-type="float">
            <text:p>47.4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46:.G50])" office:value-type="float" office:value="71.42" calcext:value-type="float">
            <text:p>71.42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RS with 2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4209" calcext:value-type="float">
            <text:p>420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6.1" calcext:value-type="float">
            <text:p>56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1" calcext:value-type="float">
            <text:p>17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8.3" calcext:value-type="float">
            <text:p>38.3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855" calcext:value-type="float">
            <text:p>385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.3" calcext:value-type="float">
            <text:p>61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8" calcext:value-type="float">
            <text:p>41.8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417" calcext:value-type="float">
            <text:p>3417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.1" calcext:value-type="float">
            <text:p>69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1" calcext:value-type="float">
            <text:p>21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1" calcext:value-type="float">
            <text:p>47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4123" calcext:value-type="float">
            <text:p>412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9.1" calcext:value-type="float">
            <text:p>39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8" calcext:value-type="float">
            <text:p>37.8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220" calcext:value-type="float">
            <text:p>322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7</text:p>
          </table:table-cell>
          <table:table-cell/>
          <table:table-cell office:value-type="float" office:value="3492" calcext:value-type="float">
            <text:p>349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7.6" calcext:value-type="float">
            <text:p>67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1" calcext:value-type="float">
            <text:p>46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8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4.9" calcext:value-type="float">
            <text:p>54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7" calcext:value-type="float">
            <text:p>16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3640" calcext:value-type="float">
            <text:p>364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4.9" calcext:value-type="float">
            <text:p>64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4.2" calcext:value-type="float">
            <text:p>44.2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4707" calcext:value-type="float">
            <text:p>4707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0.2" calcext:value-type="float">
            <text:p>50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4.2" calcext:value-type="float">
            <text:p>34.2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AVERAGE([.G54:.G63])" office:value-type="float" office:value="61.03" calcext:value-type="float">
            <text:p>61.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S with 2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873" calcext:value-type="float">
            <text:p>387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6" calcext:value-type="float">
            <text:p>41.6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067" calcext:value-type="float">
            <text:p>3067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4120" calcext:value-type="float">
            <text:p>412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9.1" calcext:value-type="float">
            <text:p>39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4358" calcext:value-type="float">
            <text:p>435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4.2" calcext:value-type="float">
            <text:p>54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362" calcext:value-type="float">
            <text:p>336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0.3" calcext:value-type="float">
            <text:p>70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4346" calcext:value-type="float">
            <text:p>434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6" calcext:value-type="float">
            <text:p>16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1" calcext:value-type="float">
            <text:p>37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7</text:p>
          </table:table-cell>
          <table:table-cell/>
          <table:table-cell office:value-type="float" office:value="4679" calcext:value-type="float">
            <text:p>467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5.4" calcext:value-type="float">
            <text:p>15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8</text:p>
          </table:table-cell>
          <table:table-cell/>
          <table:table-cell office:value-type="float" office:value="3261" calcext:value-type="float">
            <text:p>326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.4" calcext:value-type="float">
            <text:p>72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1" calcext:value-type="float">
            <text:p>22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4" calcext:value-type="float">
            <text:p>49.4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4.7" calcext:value-type="float">
            <text:p>64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4.1" calcext:value-type="float">
            <text:p>44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3422" calcext:value-type="float">
            <text:p>342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1" calcext:value-type="float">
            <text:p>47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1</text:p>
          </table:table-cell>
          <table:table-cell/>
          <table:table-cell office:value-type="float" office:value="4448" calcext:value-type="float">
            <text:p>444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3.1" calcext:value-type="float">
            <text:p>53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6.2" calcext:value-type="float">
            <text:p>36.2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2</text:p>
          </table:table-cell>
          <table:table-cell/>
          <table:table-cell office:value-type="float" office:value="3004" calcext:value-type="float">
            <text:p>300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6" calcext:value-type="float">
            <text:p>78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6" calcext:value-type="float">
            <text:p>53.6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" table:formula="of:=AVERAGE([.G66:.G77])" office:value-type="float" office:value="63.5416666666667" calcext:value-type="float">
            <text:p>63.5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RS with Dollar Store batteries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2.9" calcext:value-type="float">
            <text:p>52.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8.4" calcext:value-type="float">
            <text:p>38.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7.7" calcext:value-type="float">
            <text:p>37.7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8.1" calcext:value-type="float">
            <text:p>28.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2.5" calcext:value-type="float">
            <text:p>32.5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38.4" calcext:value-type="float">
            <text:p>38.4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5.8" calcext:value-type="float">
            <text:p>35.8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1.3" calcext:value-type="float">
            <text:p>41.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17" table:formula="of:=AVERAGE([.G81:.G90])" office:value-type="float" office:value="37.51" calcext:value-type="float">
            <text:p>37.51</text:p>
          </table:table-cell>
          <table:table-cell table:number-columns-repeated="13"/>
        </table:table-row>
      </table:table>
      <table:table table:name="Stock R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2.9" calcext:value-type="float">
            <text:p>82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5.3" calcext:value-type="float">
            <text:p>25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6.6" calcext:value-type="float">
            <text:p>56.6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5.95" calcext:value-type="float">
            <text:p>5.95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1" calcext:value-type="float">
            <text:p>50.1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6.28" calcext:value-type="float">
            <text:p>6.28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0.1" calcext:value-type="float">
            <text:p>70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8" calcext:value-type="float">
            <text:p>47.8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6.92" calcext:value-type="float">
            <text:p>6.92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0.9" calcext:value-type="float">
            <text:p>20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7" calcext:value-type="float">
            <text:p>46.7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69.6" calcext:value-type="float">
            <text:p>69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7</text:p>
          </table:table-cell>
          <table:table-cell/>
          <table:table-cell office:value-type="float" office:value="7.57" calcext:value-type="float">
            <text:p>7.5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68.7" calcext:value-type="float">
            <text:p>68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9" calcext:value-type="float">
            <text:p>46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8</text:p>
          </table:table-cell>
          <table:table-cell/>
          <table:table-cell office:value-type="float" office:value="7.89" calcext:value-type="float">
            <text:p>7.89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66.1" calcext:value-type="float">
            <text:p>66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0.1" calcext:value-type="float">
            <text:p>20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8.18" calcext:value-type="float">
            <text:p>8.18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1" calcext:value-type="float">
            <text:p>50.1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8.47" calcext:value-type="float">
            <text:p>8.4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0.3" calcext:value-type="float">
            <text:p>70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table:number-columns-repeated="3"/>
          <table:table-cell table:style-name="ce17" table:formula="of:=[.D10]-[.D1]" office:value-type="float" office:value="2.83" calcext:value-type="float">
            <text:p>2.83</text:p>
          </table:table-cell>
          <table:table-cell table:number-columns-repeated="2"/>
          <table:table-cell table:formula="of:=AVERAGE([.G1:.G10])" office:value-type="float" office:value="71.66" calcext:value-type="float">
            <text:p>71.66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Everyready</text:p>
          </table:table-cell>
          <table:table-cell office:value-type="string" calcext:value-type="string">
            <text:p>Gold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startup,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stall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rpm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amp</text:p>
          </table:table-cell>
          <table:table-cell table:number-columns-repeated="10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rmp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amp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startup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ss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2.9" calcext:value-type="float">
            <text:p>82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5.3" calcext:value-type="float">
            <text:p>25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6.6" calcext:value-type="float">
            <text:p>56.6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5.95" calcext:value-type="float">
            <text:p>5.95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1" calcext:value-type="float">
            <text:p>50.1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6.28" calcext:value-type="float">
            <text:p>6.28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0.1" calcext:value-type="float">
            <text:p>70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8" calcext:value-type="float">
            <text:p>47.8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6.92" calcext:value-type="float">
            <text:p>6.92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0.9" calcext:value-type="float">
            <text:p>20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7" calcext:value-type="float">
            <text:p>46.7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69.6" calcext:value-type="float">
            <text:p>69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7</text:p>
          </table:table-cell>
          <table:table-cell/>
          <table:table-cell office:value-type="float" office:value="7.57" calcext:value-type="float">
            <text:p>7.5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68.7" calcext:value-type="float">
            <text:p>68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9" calcext:value-type="float">
            <text:p>46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8</text:p>
          </table:table-cell>
          <table:table-cell/>
          <table:table-cell office:value-type="float" office:value="7.89" calcext:value-type="float">
            <text:p>7.89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66.1" calcext:value-type="float">
            <text:p>66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0.1" calcext:value-type="float">
            <text:p>20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8.18" calcext:value-type="float">
            <text:p>8.18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1" calcext:value-type="float">
            <text:p>50.1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8.47" calcext:value-type="float">
            <text:p>8.4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0.3" calcext:value-type="float">
            <text:p>70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ve</text:p>
          </table:table-cell>
          <table:table-cell office:value-type="string" calcext:value-type="string">
            <text:p>71.7,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82.9,</text:p>
          </table:table-cell>
          <table:table-cell office:value-type="string" calcext:value-type="string">
            <text:p>low</text:p>
          </table:table-cell>
          <table:table-cell office:value-type="float" office:value="66.1" calcext:value-type="float">
            <text:p>66.1</text:p>
          </table:table-cell>
          <table:table-cell office:value-type="string" calcext:value-type="string">
            <text:p>fps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hots</text:p>
          </table:table-cell>
          <table:table-cell office:value-type="string" calcext:value-type="string">
            <text:p>in</text:p>
          </table:table-cell>
          <table:table-cell office:value-type="float" office:value="2.83" calcext:value-type="float">
            <text:p>2.83</text:p>
          </table:table-cell>
          <table:table-cell office:value-type="string" calcext:value-type="string">
            <text:p>seconds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number:percentage-style style:name="N133">
      <number:number number:decimal-places="1" loext:min-decimal-places="1" number:min-integer-digits="1"/>
      <number:text>%</number:text>
    </number:percentage-style>
    <number:number-style style:name="N134">
      <number:number number:decimal-places="14" loext:min-decimal-places="1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 style:data-style-name="N2" text:time-value="19:49:18.4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9:22:45.794000000</meta:creation-date>
    <dc:date>2019-05-28T19:53:50.405000000</dc:date>
    <meta:editing-duration>PT5H25M9S</meta:editing-duration>
    <meta:editing-cycles>8</meta:editing-cycles>
    <meta:generator>LibreOffice/5.4.4.2$Windows_X86_64 LibreOffice_project/2524958677847fb3bb44820e40380acbe820f960</meta:generator>
    <meta:document-statistic meta:table-count="4" meta:cell-count="16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08cm" svg:y="4.201cm" style:legend-expansion="high" chart:style-name="ch2"/>
        <chart:plot-area chart:style-name="ch3" table:cell-range-address="Sheet1.P7:Sheet1.Q10 Sheet1.Q6:Sheet1.Q6" chart:data-source-has-labels="both" svg:x="0.32cm" svg:y="0.18cm" svg:width="12.568cm" svg:height="8.64cm">
          <chartooo:coordinate-region svg:x="1.418cm" svg:y="0.379cm" svg:width="11.47cm" svg:height="7.794cm"/>
          <chart:axis chart:dimension="x" chart:name="primary-x" chart:style-name="ch4" chartooo:axis-type="auto">
            <chartooo:date-scale/>
            <chart:categories table:cell-range-address="Sheet1.P7:Sheet1.P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Q7:Sheet1.Q10" chart:label-cell-address="Sheet1.Q6:Sheet1.Q6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ty (fps)</text:p>
                <draw:g>
                  <svg:desc>Sheet1.Q6:Sheet1.Q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ock</text:p>
                <draw:g>
                  <svg:desc>Sheet1.P7:Sheet1.P10</svg:desc>
                </draw:g>
              </table:table-cell>
              <table:table-cell office:value-type="float" office:value="60.4">
                <text:p>60.4</text:p>
                <draw:g>
                  <svg:desc>Sheet1.Q7:Sheet1.Q10</svg:desc>
                </draw:g>
              </table:table-cell>
            </table:table-row>
            <table:table-row>
              <table:table-cell office:value-type="string">
                <text:p>AR Removed</text:p>
              </table:table-cell>
              <table:table-cell office:value-type="float" office:value="72.95">
                <text:p>72.95</text:p>
              </table:table-cell>
            </table:table-row>
            <table:table-row>
              <table:table-cell office:value-type="string">
                <text:p>7Kg Spring</text:p>
              </table:table-cell>
              <table:table-cell office:value-type="float" office:value="76.4">
                <text:p>76.4</text:p>
              </table:table-cell>
            </table:table-row>
            <table:table-row>
              <table:table-cell office:value-type="string">
                <text:p>AR + spring</text:p>
              </table:table-cell>
              <table:table-cell office:value-type="float" office:value="107.6">
                <text:p>107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